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ashed"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Fine_20_Dashed"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13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3.5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5" draw:layer="layout" svg:width="5cm" svg:height="6cm" svg:x="13.5cm" svg:y="7.5cm">
          <text:p text:style-name="P4"><text:span text:style-name="T1">modify/create</text:span></text:p>
          <text:p text:style-name="P4"><text:span text:style-name="T1">Article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82cm" svg:height="1.195cm" svg:x="14cm" svg:y="7.5cm">
          <draw:text-box>
            <text:p text:style-name="P2"><text:span text:style-name="T1">provide UI</text:span></text:p>
          </draw:text-box>
        </draw:frame>
        <draw:frame draw:style-name="gr2" draw:text-style-name="P3" draw:layer="layout" svg:width="4.981cm" svg:height="1.195cm" svg:x="13.5cm" svg:y="12.305cm">
          <draw:text-box>
            <text:p text:style-name="P2"><text:span text:style-name="T1">upload Files</text:span></text:p>
          </draw:text-box>
        </draw:frame>
        <draw:line draw:style-name="gr7" draw:text-style-name="P1" draw:layer="layout" svg:x1="13.5cm" svg:y1="10.5cm" svg:x2="3.5cm" svg:y2="19cm">
          <text:p text:style-name="P2"/>
        </draw:line>
        <draw:custom-shape draw:style-name="gr8" draw:text-style-name="P1" draw:layer="layout" svg:width="5.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33cm" svg:height="1.195cm" svg:x="15cm" svg:y="17.805cm">
          <draw:text-box>
            <text:p text:style-name="P2"><text:span text:style-name="T1">SQL Server</text:span></text:p>
          </draw:text-box>
        </draw:frame>
        <draw:custom-shape draw:style-name="gr9" draw:text-style-name="P1" draw:layer="layout" svg:width="3cm" svg:height="3.5cm" svg:x="15.5cm" svg:y="24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7cm" svg:y1="22.5cm" svg:x2="17cm" svg:y2="24.5cm">
          <text:p text:style-name="P2"/>
        </draw:line>
        <draw:custom-shape draw:style-name="gr9" draw:text-style-name="P1" draw:layer="layout" svg:width="5cm" svg:height="3cm" svg:x="15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5cm" svg:y1="11.5cm" svg:x2="6.5cm" svg:y2="19cm">
          <text:p text:style-name="P2"/>
        </draw:line>
        <draw:frame draw:style-name="gr2" draw:text-style-name="P3" draw:layer="layout" svg:width="5.294cm" svg:height="1.195cm" svg:x="2.706cm" svg:y="19.805cm">
          <draw:text-box>
            <text:p text:style-name="P2"><text:span text:style-name="T1">priv. Process</text:span></text:p>
          </draw:text-box>
        </draw:frame>
        <draw:frame draw:style-name="gr2" draw:text-style-name="P3" draw:layer="layout" svg:width="3.918cm" svg:height="1.195cm" svg:x="3.582cm" svg:y="14.5cm">
          <draw:text-box>
            <text:p text:style-name="P2"><text:span text:style-name="T1">Filename</text:span></text:p>
          </draw:text-box>
        </draw:frame>
        <draw:frame draw:style-name="gr2" draw:text-style-name="P3" draw:layer="layout" svg:width="5.485cm" svg:height="1.195cm" svg:x="8.515cm" svg:y="16.305cm">
          <draw:text-box>
            <text:p text:style-name="P2"><text:span text:style-name="T1">Filedeskriptor</text:span></text:p>
          </draw:text-box>
        </draw:frame>
        <draw:line draw:style-name="gr11" draw:text-style-name="P1" draw:layer="layout" svg:x1="3cm" svg:y1="22cm" svg:x2="1cm" svg:y2="27.5cm">
          <text:p text:style-name="P2"/>
        </draw:line>
        <draw:frame draw:style-name="gr2" draw:text-style-name="P3" draw:layer="layout" svg:width="14.011cm" svg:height="1.195cm" svg:x="-0.011cm" svg:y="27.5cm">
          <draw:text-box>
            <text:p text:style-name="P2"><text:span text:style-name="T1">/srv/www/tmp/article_name.XXXXXX</text:span></text:p>
          </draw:text-box>
        </draw:frame>
        <draw:line draw:style-name="gr12" draw:text-style-name="P1" draw:layer="layout" svg:x1="8cm" svg:y1="25cm" svg:x2="15cm" svg:y2="21cm">
          <text:p text:style-name="P2"/>
        </draw:line>
        <draw:frame draw:style-name="gr2" draw:text-style-name="P3" draw:layer="layout" svg:width="12.677cm" svg:height="1.195cm" svg:x="2cm" svg:y="25cm">
          <draw:text-box>
            <text:p text:style-name="P2"><text:span text:style-name="T1">/srv/www/upload/fname.XXXXXX</text:span></text:p>
          </draw:text-box>
        </draw:frame>
        <draw:line draw:style-name="gr11" draw:text-style-name="P1" draw:layer="layout" svg:x1="5cm" svg:y1="22cm" svg:x2="5.5cm" svg:y2="25cm">
          <text:p text:style-name="P2"/>
        </draw:line>
        <draw:frame draw:style-name="gr2" draw:text-style-name="P3" draw:layer="layout" svg:width="13.312cm" svg:height="1.195cm" svg:x="0cm" svg:y="28.5cm">
          <draw:text-box>
            <text:p text:style-name="P2"><text:span text:style-name="T1">/srv/www/htdocs/article_name.html</text:span></text:p>
          </draw:text-box>
        </draw:frame>
        <draw:frame draw:style-name="gr2" draw:text-style-name="P6" draw:layer="layout" svg:width="9.676cm" svg:height="1.627cm" svg:x="3.5cm" svg:y="1.374cm">
          <draw:text-box>
            <text:p text:style-name="P2"><text:span text:style-name="T2">Directory Traversal</text:span></text:p>
          </draw:text-box>
        </draw:frame>
        <draw:line draw:style-name="gr13" draw:text-style-name="P1" draw:layer="layout" svg:x1="8cm" svg:y1="3cm" svg:x2="7.5cm" svg:y2="14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2T13:52:07</dc:date>
    <dc:language>de-DE</dc:language>
    <meta:editing-cycles>25</meta:editing-cycles>
    <meta:editing-duration>PT9H23M48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